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BEFORE THE RICH-MAN EPISODE (18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BEFORE THE RICH-MAN EPISODE (18:1-1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llustrations (18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illustrations (18:1-14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Parable of the widow and the judge (18:1-8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Parable of the widow and the judge (18:1-8)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How persistence is rewarded by a sinful judge (18:1-5)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2-tx-Title-and-Text" presentation:presentation-page-layout-name="Master1-PPL12" draw:id="Slide-260">
        <draw:frame draw:id="id91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How persistence is rewarded by a sinful judge (18:1-5)<text:s text:c="1"/></text:span><text:span text:style-name="a472" text:class-names=""/></text:p>
          </draw:text-box>
          <svg:title/>
          <svg:desc/>
        </draw:frame>
        <draw:frame draw:id="id92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ason for her persistence (18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ewards for her persistence (18:4-5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6" draw:style-name="a485" draw:master-page-name="Master1-Layout12-tx-Title-and-Text" presentation:presentation-page-layout-name="Master1-PPL12" draw:id="Slide-261">
        <draw:frame draw:id="id93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Parable of the widow and the judge (18:1-8)<text:s text:c="1"/></text:span><text:span text:style-name="a487" text:class-names=""/></text:p>
          </draw:text-box>
          <svg:title/>
          <svg:desc/>
        </draw:frame>
        <draw:frame draw:id="id94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How persistence is rewarded by a sinful judge (18:1-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ow persistence will be rewarded by the Sovereign Judge (18:6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7" draw:style-name="a500" draw:master-page-name="Master1-Layout12-tx-Title-and-Text" presentation:presentation-page-layout-name="Master1-PPL12" draw:id="Slide-262">
        <draw:frame draw:id="id95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The illustrations (18:1-14):<text:s text:c="1"/></text:span><text:span text:style-name="a502" text:class-names=""/></text:p>
          </draw:text-box>
          <svg:title/>
          <svg:desc/>
        </draw:frame>
        <draw:frame draw:id="id96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Parable of the widow and the judge (18:1-8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Parable of the Pharisee and publican (18:9-1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8" draw:style-name="a515" draw:master-page-name="Master1-Layout1-title-Title-Slide" presentation:presentation-page-layout-name="Master1-PPL1" draw:id="Slide-263">
        <draw:frame draw:id="id97" presentation:style-name="a519" draw:name="Title 1" svg:x="1.38in" svg:y="0.83in" svg:width="10.3in" svg:height="4.42in" presentation:class="title" presentation:placeholder="false">
          <draw:text-box>
            <text:p text:style-name="a518" text:class-names="" text:cond-style-name=""><text:span text:style-name="a516" text:class-names=""><text:s text:c="1"/>Parable of the Pharisee and publican (18:9-14)<text:s text:c="1"/></text:span><text:span text:style-name="a517" text:class-names=""/></text:p>
          </draw:text-box>
          <svg:title/>
          <svg:desc/>
        </draw:frame>
        <draw:frame draw:id="id98" presentation:style-name="a524" draw:name="Subtitle 2" svg:x="1.38in" svg:y="5.25in" svg:width="10.3in" svg:height="1.85in" presentation:class="subtitle" presentation:placeholder="false">
          <draw:text-box>
            <text:p text:style-name="a521" text:class-names="" text:cond-style-name=""><text:span text:style-name="a520" text:class-names=""><text:s text:c="1"/>Two men enter the Temple (18:9-13):<text:s text:c="1"/></text:span></text:p>
            <text:p text:style-name="a523" text:class-names="" text:cond-style-name=""><text:span text:style-name="a522" text:class-names=""/></text:p>
          </draw:text-box>
          <svg:title/>
          <svg:desc/>
        </draw:frame>
      </draw:page>
      <draw:page draw:name="Slide9" draw:style-name="a525" draw:master-page-name="Master1-Layout12-tx-Title-and-Text" presentation:presentation-page-layout-name="Master1-PPL12" draw:id="Slide-264">
        <draw:frame draw:id="id99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wo men enter the Temple (18:9-13):<text:s text:c="1"/></text:span><text:span text:style-name="a527" text:class-names=""/></text:p>
          </draw:text-box>
          <svg:title/>
          <svg:desc/>
        </draw:frame>
        <draw:frame draw:id="id100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Pharisee's prayer (18:11-1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publican's prayer (18: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10" draw:style-name="a540" draw:master-page-name="Master1-Layout12-tx-Title-and-Text" presentation:presentation-page-layout-name="Master1-PPL12" draw:id="Slide-265">
        <draw:frame draw:id="id101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Parable of the Pharisee and publican (18:9-14)<text:s text:c="1"/></text:span><text:span text:style-name="a542" text:class-names=""/></text:p>
          </draw:text-box>
          <svg:title/>
          <svg:desc/>
        </draw:frame>
        <draw:frame draw:id="id102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wo men enter the Temple (18:9-1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wo men exit the Temple (18:14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1" draw:style-name="a555" draw:master-page-name="Master1-Layout12-tx-Title-and-Text" presentation:presentation-page-layout-name="Master1-PPL12" draw:id="Slide-266">
        <draw:frame draw:id="id103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Two men exit the Temple (18:14).<text:s text:c="1"/></text:span><text:span text:style-name="a557" text:class-names=""/></text:p>
          </draw:text-box>
          <svg:title/>
          <svg:desc/>
        </draw:frame>
        <draw:frame draw:id="id104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Publican is received and exalted by God (18:14a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harisee is rejected and excluded by God (18:14b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2" draw:style-name="a570" draw:master-page-name="Master1-Layout12-tx-Title-and-Text" presentation:presentation-page-layout-name="Master1-PPL12" draw:id="Slide-267">
        <draw:frame draw:id="id105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Parable of the Pharisee and publican (18:9-14)<text:s text:c="1"/></text:span><text:span text:style-name="a572" text:class-names=""/></text:p>
          </draw:text-box>
          <svg:title/>
          <svg:desc/>
        </draw:frame>
        <draw:frame draw:id="id106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wo men enter the Temple (18:9-13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wo men exit the Temple (18:14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3" draw:style-name="a585" draw:master-page-name="Master1-Layout12-tx-Title-and-Text" presentation:presentation-page-layout-name="Master1-PPL12" draw:id="Slide-268">
        <draw:frame draw:id="id107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The illustrations (18:1-14):<text:s text:c="1"/></text:span><text:span text:style-name="a587" text:class-names=""/></text:p>
          </draw:text-box>
          <svg:title/>
          <svg:desc/>
        </draw:frame>
        <draw:frame draw:id="id108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Parable of the widow and the judge (18:1-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Parable of the Pharisee and publican (18:9-14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4" draw:style-name="a600" draw:master-page-name="Master1-Layout12-tx-Title-and-Text" presentation:presentation-page-layout-name="Master1-PPL12" draw:id="Slide-269">
        <draw:frame draw:id="id109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EVENTS BEFORE THE RICH-MAN EPISODE (18:1-17):<text:s text:c="1"/></text:span><text:span text:style-name="a602" text:class-names=""/></text:p>
          </draw:text-box>
          <svg:title/>
          <svg:desc/>
        </draw:frame>
        <draw:frame draw:id="id110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illustrations (18:1-14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invitation (18:15-17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5" draw:style-name="a615" draw:master-page-name="Master1-Layout12-tx-Title-and-Text" presentation:presentation-page-layout-name="Master1-PPL12" draw:id="Slide-270">
        <draw:frame draw:id="id111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invitation (18:15-17):<text:s text:c="1"/></text:span><text:span text:style-name="a617" text:class-names=""/></text:p>
          </draw:text-box>
          <svg:title/>
          <svg:desc/>
        </draw:frame>
        <draw:frame draw:id="id112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y are rebuked by the disciples (18:15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y are received by the Savior (18:16-1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6" draw:style-name="a630" draw:master-page-name="Master1-Layout12-tx-Title-and-Text" presentation:presentation-page-layout-name="Master1-PPL12" draw:id="Slide-271">
        <draw:frame draw:id="id113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EVENTS BEFORE THE RICH-MAN EPISODE (18:1-17):<text:s text:c="1"/></text:span><text:span text:style-name="a632" text:class-names=""/></text:p>
          </draw:text-box>
          <svg:title/>
          <svg:desc/>
        </draw:frame>
        <draw:frame draw:id="id114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illustrations (18:1-1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invitation (18:15-17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7" draw:style-name="a645" draw:master-page-name="Master1-Layout12-tx-Title-and-Text" presentation:presentation-page-layout-name="Master1-PPL12" draw:id="Slide-272">
        <draw:frame draw:id="id115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LUKE 18</text:span><text:span text:style-name="a647" text:class-names=""/></text:p>
          </draw:text-box>
          <svg:title/>
          <svg:desc/>
        </draw:frame>
        <draw:frame draw:id="id116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EVENTS BEFORE THE RICH-MAN EPISODE (18:1-1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EVENTS DURING THE RICH-MAN EPISODE (18:18-30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8" draw:style-name="a660" draw:master-page-name="Master1-Layout1-title-Title-Slide" presentation:presentation-page-layout-name="Master1-PPL1" draw:id="Slide-273">
        <draw:frame draw:id="id117" presentation:style-name="a664" draw:name="Title 1" svg:x="1.38in" svg:y="0.83in" svg:width="10.3in" svg:height="4.42in" presentation:class="title" presentation:placeholder="false">
          <draw:text-box>
            <text:p text:style-name="a663" text:class-names="" text:cond-style-name=""><text:span text:style-name="a661" text:class-names="">EVENTS DURING THE RICH-MAN EPISODE (18:18-30)<text:s text:c="1"/></text:span><text:span text:style-name="a662" text:class-names=""/></text:p>
          </draw:text-box>
          <svg:title/>
          <svg:desc/>
        </draw:frame>
        <draw:frame draw:id="id118" presentation:style-name="a669" draw:name="Subtitle 2" svg:x="1.38in" svg:y="5.25in" svg:width="10.3in" svg:height="1.85in" presentation:class="subtitle" presentation:placeholder="false">
          <draw:text-box>
            <text:p text:style-name="a666" text:class-names="" text:cond-style-name=""><text:span text:style-name="a665" text:class-names=""><text:s text:c="1"/>Jesus speaks concerning riches (18:18-27).<text:s text:c="1"/></text:span></text:p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9" draw:style-name="a670" draw:master-page-name="Master1-Layout1-title-Title-Slide" presentation:presentation-page-layout-name="Master1-PPL1" draw:id="Slide-274">
        <draw:frame draw:id="id119" presentation:style-name="a674" draw:name="Title 1" svg:x="1.38in" svg:y="0.83in" svg:width="10.3in" svg:height="4.42in" presentation:class="title" presentation:placeholder="false">
          <draw:text-box>
            <text:p text:style-name="a673" text:class-names="" text:cond-style-name=""><text:span text:style-name="a671" text:class-names=""><text:s text:c="1"/>Jesus speaks concerning riches (18:18-27).<text:s text:c="1"/></text:span><text:span text:style-name="a672" text:class-names=""/></text:p>
          </draw:text-box>
          <svg:title/>
          <svg:desc/>
        </draw:frame>
        <draw:frame draw:id="id120" presentation:style-name="a679" draw:name="Subtitle 2" svg:x="1.38in" svg:y="5.25in" svg:width="10.3in" svg:height="1.85in" presentation:class="subtitle" presentation:placeholder="false">
          <draw:text-box>
            <text:p text:style-name="a676" text:class-names="" text:cond-style-name=""><text:span text:style-name="a675" text:class-names=""><text:s text:c="1"/>The Savior and the man (18:18-23)<text:s text:c="1"/></text:span></text:p>
            <text:p text:style-name="a678" text:class-names="" text:cond-style-name=""><text:span text:style-name="a677" text:class-names=""/></text:p>
          </draw:text-box>
          <svg:title/>
          <svg:desc/>
        </draw:frame>
      </draw:page>
      <draw:page draw:name="Slide20" draw:style-name="a680" draw:master-page-name="Master1-Layout1-title-Title-Slide" presentation:presentation-page-layout-name="Master1-PPL1" draw:id="Slide-275">
        <draw:frame draw:id="id121" presentation:style-name="a684" draw:name="Title 1" svg:x="1.38in" svg:y="0.83in" svg:width="10.3in" svg:height="4.42in" presentation:class="title" presentation:placeholder="false">
          <draw:text-box>
            <text:p text:style-name="a683" text:class-names="" text:cond-style-name=""><text:span text:style-name="a681" text:class-names=""><text:s text:c="1"/>The Savior and the man (18:18-23)<text:s text:c="1"/></text:span><text:span text:style-name="a682" text:class-names=""/></text:p>
          </draw:text-box>
          <svg:title/>
          <svg:desc/>
        </draw:frame>
        <draw:frame draw:id="id122" presentation:style-name="a689" draw:name="Subtitle 2" svg:x="1.38in" svg:y="5.25in" svg:width="10.3in" svg:height="1.85in" presentation:class="subtitle" presentation:placeholder="false">
          <draw:text-box>
            <text:p text:style-name="a686" text:class-names="" text:cond-style-name=""><text:span text:style-name="a685" text:class-names=""><text:s text:c="1"/>The seeking (18:18-22)<text:s text:c="1"/></text:span></text:p>
            <text:p text:style-name="a688" text:class-names="" text:cond-style-name=""><text:span text:style-name="a687" text:class-names=""/></text:p>
          </draw:text-box>
          <svg:title/>
          <svg:desc/>
        </draw:frame>
      </draw:page>
      <draw:page draw:name="Slide21" draw:style-name="a690" draw:master-page-name="Master1-Layout12-tx-Title-and-Text" presentation:presentation-page-layout-name="Master1-PPL12" draw:id="Slide-276">
        <draw:frame draw:id="id123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The seeking (18:18-22)<text:s text:c="1"/></text:span><text:span text:style-name="a692" text:class-names=""/></text:p>
          </draw:text-box>
          <svg:title/>
          <svg:desc/>
        </draw:frame>
        <draw:frame draw:id="id124" presentation:style-name="a710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confusion (18:18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clarification (18:19-20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nfirmation (18:21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onclusion (18:22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2" draw:style-name="a711" draw:master-page-name="Master1-Layout12-tx-Title-and-Text" presentation:presentation-page-layout-name="Master1-PPL12" draw:id="Slide-277">
        <draw:frame draw:id="id125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Savior and the man (18:18-23)<text:s text:c="1"/></text:span><text:span text:style-name="a713" text:class-names=""/></text:p>
          </draw:text-box>
          <svg:title/>
          <svg:desc/>
        </draw:frame>
        <draw:frame draw:id="id126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eeking (18:18-22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orrow (18:23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3" draw:style-name="a726" draw:master-page-name="Master1-Layout12-tx-Title-and-Text" presentation:presentation-page-layout-name="Master1-PPL12" draw:id="Slide-278">
        <draw:frame draw:id="id127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Jesus speaks concerning riches (18:18-27).<text:s text:c="1"/></text:span><text:span text:style-name="a728" text:class-names=""/></text:p>
          </draw:text-box>
          <svg:title/>
          <svg:desc/>
        </draw:frame>
        <draw:frame draw:id="id128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Savior and the man (18:18-23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Savior and the disciples (18:24-27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4" draw:style-name="a741" draw:master-page-name="Master1-Layout12-tx-Title-and-Text" presentation:presentation-page-layout-name="Master1-PPL12" draw:id="Slide-279">
        <draw:frame draw:id="id129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Savior and the disciples (18:24-27)<text:s text:c="1"/></text:span><text:span text:style-name="a743" text:class-names=""/></text:p>
          </draw:text-box>
          <svg:title/>
          <svg:desc/>
        </draw:frame>
        <draw:frame draw:id="id130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allegory (18:24-25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amazement (18:26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assurance (18:2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5" draw:style-name="a759" draw:master-page-name="Master1-Layout12-tx-Title-and-Text" presentation:presentation-page-layout-name="Master1-PPL12" draw:id="Slide-280">
        <draw:frame draw:id="id131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Jesus speaks concerning riches (18:18-27).<text:s text:c="1"/></text:span><text:span text:style-name="a761" text:class-names=""/></text:p>
          </draw:text-box>
          <svg:title/>
          <svg:desc/>
        </draw:frame>
        <draw:frame draw:id="id132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Savior and the man (18:18-23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Savior and the disciples (18:24-27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6" draw:style-name="a774" draw:master-page-name="Master1-Layout12-tx-Title-and-Text" presentation:presentation-page-layout-name="Master1-PPL12" draw:id="Slide-281">
        <draw:frame draw:id="id133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EVENTS DURING THE RICH-MAN EPISODE (18:18-30)<text:s text:c="1"/></text:span><text:span text:style-name="a776" text:class-names=""/></text:p>
          </draw:text-box>
          <svg:title/>
          <svg:desc/>
        </draw:frame>
        <draw:frame draw:id="id134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Jesus speaks concerning riches (18:18-27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Jesus speaks concerning rewards (18:28-30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7" draw:style-name="a789" draw:master-page-name="Master1-Layout12-tx-Title-and-Text" presentation:presentation-page-layout-name="Master1-PPL12" draw:id="Slide-282">
        <draw:frame draw:id="id135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Jesus speaks concerning rewards (18:28-30).<text:s text:c="1"/></text:span><text:span text:style-name="a791" text:class-names=""/></text:p>
          </draw:text-box>
          <svg:title/>
          <svg:desc/>
        </draw:frame>
        <draw:frame draw:id="id136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What the disciples have renounced for Jesus (18:28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What the disciples will receive from Jesus (18:29-30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8" draw:style-name="a804" draw:master-page-name="Master1-Layout12-tx-Title-and-Text" presentation:presentation-page-layout-name="Master1-PPL12" draw:id="Slide-283">
        <draw:frame draw:id="id137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EVENTS DURING THE RICH-MAN EPISODE (18:18-30)<text:s text:c="1"/></text:span><text:span text:style-name="a806" text:class-names=""/></text:p>
          </draw:text-box>
          <svg:title/>
          <svg:desc/>
        </draw:frame>
        <draw:frame draw:id="id138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Jesus speaks concerning riches (18:18-27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Jesus speaks concerning rewards (18:28-30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9" draw:style-name="a819" draw:master-page-name="Master1-Layout12-tx-Title-and-Text" presentation:presentation-page-layout-name="Master1-PPL12" draw:id="Slide-284">
        <draw:frame draw:id="id139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LUKE 18</text:span><text:span text:style-name="a821" text:class-names=""/></text:p>
          </draw:text-box>
          <svg:title/>
          <svg:desc/>
        </draw:frame>
        <draw:frame draw:id="id140" presentation:style-name="a836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EVENTS BEFORE THE RICH-MAN EPISODE (18:1-17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EVENTS DURING THE RICH-MAN EPISODE (18:18-30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EVENTS AFTER THE RICH-MAN EPISODE (18:31-43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30" draw:style-name="a837" draw:master-page-name="Master1-Layout1-title-Title-Slide" presentation:presentation-page-layout-name="Master1-PPL1" draw:id="Slide-285">
        <draw:frame draw:id="id141" presentation:style-name="a841" draw:name="Title 1" svg:x="1.38in" svg:y="0.83in" svg:width="10.3in" svg:height="4.42in" presentation:class="title" presentation:placeholder="false">
          <draw:text-box>
            <text:p text:style-name="a840" text:class-names="" text:cond-style-name=""><text:span text:style-name="a838" text:class-names="">EVENTS AFTER THE RICH-MAN EPISODE (18:31-43)<text:s text:c="1"/></text:span><text:span text:style-name="a839" text:class-names=""/></text:p>
          </draw:text-box>
          <svg:title/>
          <svg:desc/>
        </draw:frame>
        <draw:frame draw:id="id142" presentation:style-name="a846" draw:name="Subtitle 2" svg:x="1.38in" svg:y="5.25in" svg:width="10.3in" svg:height="1.85in" presentation:class="subtitle" presentation:placeholder="false">
          <draw:text-box>
            <text:p text:style-name="a843" text:class-names="" text:cond-style-name=""><text:span text:style-name="a842" text:class-names=""><text:s text:c="1"/>The hostility against Jesus (18:31-34)<text:s text:c="1"/></text:span></text:p>
            <text:p text:style-name="a845" text:class-names="" text:cond-style-name=""><text:span text:style-name="a844" text:class-names=""/></text:p>
          </draw:text-box>
          <svg:title/>
          <svg:desc/>
        </draw:frame>
      </draw:page>
      <draw:page draw:name="Slide31" draw:style-name="a847" draw:master-page-name="Master1-Layout12-tx-Title-and-Text" presentation:presentation-page-layout-name="Master1-PPL12" draw:id="Slide-286">
        <draw:frame draw:id="id143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hostility against Jesus (18:31-34)<text:s text:c="1"/></text:span><text:span text:style-name="a849" text:class-names=""/></text:p>
          </draw:text-box>
          <svg:title/>
          <svg:desc/>
        </draw:frame>
        <draw:frame draw:id="id144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Savior's prophecy (18:31-33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disciples' perplexity (18:3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2" draw:style-name="a862" draw:master-page-name="Master1-Layout12-tx-Title-and-Text" presentation:presentation-page-layout-name="Master1-PPL12" draw:id="Slide-287">
        <draw:frame draw:id="id145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EVENTS AFTER THE RICH-MAN EPISODE (18:31-43)<text:s text:c="1"/></text:span><text:span text:style-name="a864" text:class-names=""/></text:p>
          </draw:text-box>
          <svg:title/>
          <svg:desc/>
        </draw:frame>
        <draw:frame draw:id="id146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hostility against Jesus (18:31-34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healing by Jesus (18:35-43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33" draw:style-name="a877" draw:master-page-name="Master1-Layout1-title-Title-Slide" presentation:presentation-page-layout-name="Master1-PPL1" draw:id="Slide-288">
        <draw:frame draw:id="id147" presentation:style-name="a881" draw:name="Title 1" svg:x="1.38in" svg:y="0.83in" svg:width="10.3in" svg:height="4.42in" presentation:class="title" presentation:placeholder="false">
          <draw:text-box>
            <text:p text:style-name="a880" text:class-names="" text:cond-style-name=""><text:span text:style-name="a878" text:class-names=""><text:s text:c="1"/>The healing by Jesus (18:35-43)<text:s text:c="1"/></text:span><text:span text:style-name="a879" text:class-names=""/></text:p>
          </draw:text-box>
          <svg:title/>
          <svg:desc/>
        </draw:frame>
        <draw:frame draw:id="id148" presentation:style-name="a886" draw:name="Subtitle 2" svg:x="1.38in" svg:y="5.25in" svg:width="10.3in" svg:height="1.85in" presentation:class="subtitle" presentation:placeholder="false">
          <draw:text-box>
            <text:p text:style-name="a883" text:class-names="" text:cond-style-name=""><text:span text:style-name="a882" text:class-names=""><text:s text:c="1"/>The sightless one (18:35-39)<text:s text:c="1"/></text:span></text:p>
            <text:p text:style-name="a885" text:class-names="" text:cond-style-name=""><text:span text:style-name="a884" text:class-names=""/></text:p>
          </draw:text-box>
          <svg:title/>
          <svg:desc/>
        </draw:frame>
      </draw:page>
      <draw:page draw:name="Slide34" draw:style-name="a887" draw:master-page-name="Master1-Layout12-tx-Title-and-Text" presentation:presentation-page-layout-name="Master1-PPL12" draw:id="Slide-289">
        <draw:frame draw:id="id149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<text:s text:c="1"/>The sightless one (18:35-39)<text:s text:c="1"/></text:span><text:span text:style-name="a889" text:class-names=""/></text:p>
          </draw:text-box>
          <svg:title/>
          <svg:desc/>
        </draw:frame>
        <draw:frame draw:id="id150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cry (18:35-38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criticism (18:39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5" draw:style-name="a902" draw:master-page-name="Master1-Layout12-tx-Title-and-Text" presentation:presentation-page-layout-name="Master1-PPL12" draw:id="Slide-290">
        <draw:frame draw:id="id151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he healing by Jesus (18:35-43)<text:s text:c="1"/></text:span><text:span text:style-name="a904" text:class-names=""/></text:p>
          </draw:text-box>
          <svg:title/>
          <svg:desc/>
        </draw:frame>
        <draw:frame draw:id="id152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sightless one (18:35-39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Sovereign One (18:40-43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6" draw:style-name="a917" draw:master-page-name="Master1-Layout1-title-Title-Slide" presentation:presentation-page-layout-name="Master1-PPL1" draw:id="Slide-291">
        <draw:frame draw:id="id153" presentation:style-name="a921" draw:name="Title 1" svg:x="1.38in" svg:y="0.83in" svg:width="10.3in" svg:height="4.42in" presentation:class="title" presentation:placeholder="false">
          <draw:text-box>
            <text:p text:style-name="a920" text:class-names="" text:cond-style-name=""><text:span text:style-name="a918" text:class-names=""><text:s text:c="1"/>The Sovereign One (18:40-43)<text:s text:c="1"/></text:span><text:span text:style-name="a919" text:class-names=""/></text:p>
          </draw:text-box>
          <svg:title/>
          <svg:desc/>
        </draw:frame>
        <draw:frame draw:id="id154" presentation:style-name="a926" draw:name="Subtitle 2" svg:x="1.38in" svg:y="5.25in" svg:width="10.3in" svg:height="1.85in" presentation:class="subtitle" presentation:placeholder="false">
          <draw:text-box>
            <text:p text:style-name="a923" text:class-names="" text:cond-style-name=""><text:span text:style-name="a922" text:class-names=""><text:s text:c="1"/>The conversation (18:40-41)<text:s text:c="1"/></text:span></text:p>
            <text:p text:style-name="a925" text:class-names="" text:cond-style-name=""><text:span text:style-name="a924" text:class-names=""/></text:p>
          </draw:text-box>
          <svg:title/>
          <svg:desc/>
        </draw:frame>
      </draw:page>
      <draw:page draw:name="Slide37" draw:style-name="a927" draw:master-page-name="Master1-Layout12-tx-Title-and-Text" presentation:presentation-page-layout-name="Master1-PPL12" draw:id="Slide-292">
        <draw:frame draw:id="id155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<text:s text:c="1"/>The conversation (18:40-41)<text:s text:c="1"/></text:span><text:span text:style-name="a929" text:class-names=""/></text:p>
          </draw:text-box>
          <svg:title/>
          <svg:desc/>
        </draw:frame>
        <draw:frame draw:id="id156" presentation:style-name="a941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<text:s text:c="1"/>Jesus (18:40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The beggar (18:41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38" draw:style-name="a942" draw:master-page-name="Master1-Layout12-tx-Title-and-Text" presentation:presentation-page-layout-name="Master1-PPL12" draw:id="Slide-293">
        <draw:frame draw:id="id157" presentation:style-name="a946" draw:name="Title 1" svg:x="1.38in" svg:y="0.4in" svg:width="10.6in" svg:height="1.44965in" presentation:class="title" presentation:placeholder="false">
          <draw:text-box>
            <text:p text:style-name="a945" text:class-names="" text:cond-style-name=""><text:span text:style-name="a943" text:class-names=""><text:s text:c="1"/>The Sovereign One (18:40-43)<text:s text:c="1"/></text:span><text:span text:style-name="a944" text:class-names=""/></text:p>
          </draw:text-box>
          <svg:title/>
          <svg:desc/>
        </draw:frame>
        <draw:frame draw:id="id158" presentation:style-name="a959" draw:name="Text Placeholder 2" svg:x="1.38in" svg:y="2in" svg:width="9.4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<text:s text:c="1"/>The conversation (18:40-41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The restoration (18:42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The celebration (18:43):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39" draw:style-name="a960" draw:master-page-name="Master1-Layout12-tx-Title-and-Text" presentation:presentation-page-layout-name="Master1-PPL12" draw:id="Slide-294">
        <draw:frame draw:id="id159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<text:s text:c="1"/>The healing by Jesus (18:35-43)<text:s text:c="1"/></text:span><text:span text:style-name="a962" text:class-names=""/></text:p>
          </draw:text-box>
          <svg:title/>
          <svg:desc/>
        </draw:frame>
        <draw:frame draw:id="id160" presentation:style-name="a974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<text:s text:c="1"/>The sightless one (18:35-39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The Sovereign One (18:40-43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40" draw:style-name="a975" draw:master-page-name="Master1-Layout12-tx-Title-and-Text" presentation:presentation-page-layout-name="Master1-PPL12" draw:id="Slide-295">
        <draw:frame draw:id="id161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EVENTS AFTER THE RICH-MAN EPISODE (18:31-43)<text:s text:c="1"/></text:span><text:span text:style-name="a977" text:class-names=""/></text:p>
          </draw:text-box>
          <svg:title/>
          <svg:desc/>
        </draw:frame>
        <draw:frame draw:id="id162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The hostility against Jesus (18:31-34)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healing by Jesus (18:35-43)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41" draw:style-name="a990" draw:master-page-name="Master1-Layout12-tx-Title-and-Text" presentation:presentation-page-layout-name="Master1-PPL12" draw:id="Slide-296">
        <draw:frame draw:id="id163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LUKE 18</text:span><text:span text:style-name="a992" text:class-names=""/></text:p>
          </draw:text-box>
          <svg:title/>
          <svg:desc/>
        </draw:frame>
        <draw:frame draw:id="id164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EVENTS BEFORE THE RICH-MAN EPISODE (18:1-17):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VENTS DURING THE RICH-MAN EPISODE (18:18-30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EVENTS AFTER THE RICH-MAN EPISODE (18:31-43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8</dc:title>
    <meta:initial-creator>David STRICKLAND</meta:initial-creator>
    <dc:creator>David STRICKLAND</dc:creator>
    <meta:creation-date>2020-02-23T23:15:42Z</meta:creation-date>
    <dc:date>2020-02-23T23:15:43Z</dc:date>
    <meta:template xlink:href="BibleStudy" xlink:type="simple"/>
    <meta:editing-cycles>1</meta:editing-cycles>
    <meta:editing-duration>PT0S</meta:editing-duration>
    <meta:document-statistic meta:paragraph-count="118" meta:word-count="927"/>
  </office:meta>
</office:document-meta>
</file>